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98cm" style:rel-column-width="8859*"/>
    </style:style>
    <style:style style:name="Table1.B" style:family="table-column">
      <style:table-column-properties style:column-width="2.21cm" style:rel-column-width="8519*"/>
    </style:style>
    <style:style style:name="Table1.C" style:family="table-column">
      <style:table-column-properties style:column-width="2.385cm" style:rel-column-width="9193*"/>
    </style:style>
    <style:style style:name="Table1.D" style:family="table-column">
      <style:table-column-properties style:column-width="10.107cm" style:rel-column-width="38964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b272" officeooo:paragraph-rsid="001db272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2b83c8" officeooo:paragraph-rsid="002b83c8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b83c8" officeooo:paragraph-rsid="002b83c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02ea775" officeooo:paragraph-rsid="002ea775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b272" officeooo:paragraph-rsid="002a0a09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5fb2d" officeooo:paragraph-rsid="0025fb2d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7e002" officeooo:paragraph-rsid="0027e00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69340" officeooo:paragraph-rsid="002b83c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b2275" officeooo:paragraph-rsid="002b83c8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38d828" officeooo:paragraph-rsid="002b83c8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38d828" officeooo:paragraph-rsid="002ea775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b83c8" officeooo:paragraph-rsid="002b83c8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b83c8" officeooo:paragraph-rsid="00303231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a0a09" officeooo:paragraph-rsid="002a0a09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2a0a09" officeooo:paragraph-rsid="002ea775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303231" officeooo:paragraph-rsid="00303231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2ea775" officeooo:paragraph-rsid="002ea775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2ea775" officeooo:paragraph-rsid="00303231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2145db" officeooo:paragraph-rsid="002145db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ed87b" officeooo:paragraph-rsid="002ed87b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33aedc" officeooo:paragraph-rsid="0033aedc"/>
    </style:style>
    <style:style style:name="T1" style:family="text">
      <style:text-properties fo:font-weight="bold" officeooo:rsid="00206b1c" style:font-weight-asian="bold" style:font-weight-complex="bold"/>
    </style:style>
    <style:style style:name="T2" style:family="text">
      <style:text-properties officeooo:rsid="0025fb2d"/>
    </style:style>
    <style:style style:name="T3" style:family="text">
      <style:text-properties officeooo:rsid="00206b1c"/>
    </style:style>
    <style:style style:name="T4" style:family="text">
      <style:text-properties officeooo:rsid="002b2275"/>
    </style:style>
    <style:style style:name="T5" style:family="text">
      <style:text-properties officeooo:rsid="0038d828"/>
    </style:style>
    <style:style style:name="T6" style:family="text">
      <style:text-properties officeooo:rsid="002b83c8"/>
    </style:style>
    <style:style style:name="T7" style:family="text">
      <style:text-properties officeooo:rsid="002ea775"/>
    </style:style>
    <style:style style:name="T8" style:family="text">
      <style:text-properties officeooo:rsid="0031e4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<text:span text:style-name="T2">Reportar Resultado</text:span></text:p>
      <text:p text:style-name="P1"/>
      <text:list xml:id="list5117641667834938637" text:style-name="L1">
        <text:list-item>
          <text:p text:style-name="P6">Nome</text:p>
          <text:p text:style-name="P8">Reportar resultado.</text:p>
          <text:p text:style-name="P8"/>
        </text:list-item>
        <text:list-item>
          <text:p text:style-name="P6">Identificador</text:p>
          <text:p text:style-name="P9">CSU0<text:span text:style-name="T2">6</text:span>.</text:p>
          <text:p text:style-name="P9"/>
        </text:list-item>
        <text:list-item>
          <text:p text:style-name="P6">Importância</text:p>
          <text:p text:style-name="P8">Este caso de uso é importante tendo em vista que é a partir da execução do mesmo, o cliente é informado do resultado e assim pode levar adiante o processo de contratação dos aprovados. Tendo em vista a simplicidade da funcionalidade, o caso de uso é classificado como de <text:span text:style-name="T1">Risco baixo e prioridade baixa</text:span><text:span text:style-name="T3">.</text:span></text:p>
          <text:p text:style-name="P8"/>
        </text:list-item>
        <text:list-item>
          <text:p text:style-name="P6">Sumário</text:p>
          <text:p text:style-name="P10">O sistema consulta os candidatos aprovados para as vagas oferecidas e comunica o cliente através do envio de e-mail.</text:p>
          <text:p text:style-name="P10"/>
        </text:list-item>
        <text:list-item>
          <text:p text:style-name="P6">Ator Primário</text:p>
          <text:p text:style-name="P10">Analista de RH.</text:p>
          <text:p text:style-name="P10"/>
        </text:list-item>
        <text:list-item>
          <text:p text:style-name="P6">Pré-condições</text:p>
          <text:p text:style-name="P10">Execução do caso de uso <text:a xlink:type="simple" xlink:href="../CSU05-avaliar-candidatos.odt" text:style-name="Internet_20_link" text:visited-style-name="Visited_20_Internet_20_Link">CSU05</text:a>.</text:p>
          <text:p text:style-name="P10"/>
        </text:list-item>
        <text:list-item>
          <text:p text:style-name="P6">Fluxo Principal</text:p>
          <text:list>
            <text:list-item>
              <text:p text:style-name="P11"><text:span text:style-name="T4">Na página inicial [</text:span><text:a xlink:type="simple" xlink:href="../prototipos/paginaInicio.html.png" text:style-name="Internet_20_link" text:visited-style-name="Visited_20_Internet_20_Link"><text:span text:style-name="T4">paginaInicio.html</text:span></text:a><text:span text:style-name="T4">], o</text:span> ator <text:span text:style-name="T4">clica sobre o link “Reportar Resultado”</text:span>;</text:p>
            </text:list-item>
            <text:list-item>
              <text:p text:style-name="P12">O sistema abre a página <text:span text:style-name="T6">para reportar resultado [</text:span><text:a xlink:type="simple" xlink:href="../prototipos/ReportarResultado.html.png" text:style-name="Internet_20_link" text:visited-style-name="Visited_20_Internet_20_Link"><text:span text:style-name="T6">reportarResultado.html</text:span></text:a><text:span text:style-name="T6">]</text:span>;</text:p>
            </text:list-item>
            <text:list-item>
              <text:p text:style-name="P12">Nesta página, <text:span text:style-name="T5">o ator informa o nome da empresa oferecedora das vagas e clica no botão disposto imediatamente após o campo nome;</text:span></text:p>
              <text:list>
                <text:list-item>
                  <text:p text:style-name="P13">O sistema abre a página de consulta de processos seletivos <text:span text:style-name="T7">[</text:span><text:a xlink:type="simple" xlink:href="../prototipos/consultarProcessoSeletivo.html.png" text:style-name="Internet_20_link" text:visited-style-name="Visited_20_Internet_20_Link"><text:span text:style-name="T7">consultarProcessoSeletivo.html</text:span></text:a><text:span text:style-name="T7">]</text:span>, que contém uma grid que já vem preenchida com os dados dos processos seletivos que estão em andamento;</text:p>
                </text:list-item>
                <text:list-item>
                  <text:p text:style-name="P13">O ator seleciona o processo seletivo para o qual deseja <text:span text:style-name="T4">avaliar os candidatos</text:span> <text:bookmark-start text:name="__DdeLink__1081_1707243816"/>(clicando no radiobutton disposto na última coluna da grid e sobre o botão selecionar);<text:bookmark-end text:name="__DdeLink__1081_1707243816"/></text:p>
                </text:list-item>
              </text:list>
            </text:list-item>
            <text:list-item>
              <text:p text:style-name="P14">O sistema retorna à página <text:span text:style-name="T4">página para reportar resultado [</text:span><text:a xlink:type="simple" xlink:href="../prototipos/ReportarResultado.html.png" text:style-name="Internet_20_link" text:visited-style-name="Visited_20_Internet_20_Link"><text:span text:style-name="T4">reportarResultado.html</text:span></text:a><text:span text:style-name="T4">], preenchendo o nome do processo seletivo</text:span>;</text:p>
            </text:list-item>
            <text:list-item>
              <text:p text:style-name="P15">O ator informa se o resultado será comunicado ao candidato ou ao cliente:</text:p>
            </text:list-item>
            <text:list-item>
              <text:p text:style-name="P17">O sistema consulta <text:span text:style-name="T6">a</text:span>s <text:span text:style-name="T6">inscrições que estão na situação ‘APROVADA_CONVOCADA” e armazena o resultado em uma lista;</text:span></text:p>
            </text:list-item>
            <text:list-item>
              <text:p text:style-name="P15">Se o reportar do resultado é para o candidato, o sistema:</text:p>
              <text:list>
                <text:list-item>
                  <text:p text:style-name="P16">Itera sobre esta lista e para cada candidato aprovado</text:p>
                </text:list-item>
                <text:list-item>
                  <text:p text:style-name="P25">inclui o caso de uso <text:a xlink:type="simple" xlink:href="../CSU09-enviar-email.odt" text:style-name="Internet_20_link" text:visited-style-name="Visited_20_Internet_20_Link">CSU09</text:a>, no seu cenário 7.2</text:p>
                  <text:p text:style-name="P19"/>
                </text:list-item>
              </text:list>
            </text:list-item>
            <text:list-item>
              <text:p text:style-name="P20">Se o reportar do resultado é para o cliente, o sistema:</text:p>
              <text:list>
                <text:list-item>
                  <text:p text:style-name="P21">Cria um arquivo PDF contendo a lista de aprovados na forma de uma planilha.</text:p>
                </text:list-item>
                <text:list-item>
                  <text:p text:style-name="P25">Inclui o caso de uso <text:a xlink:type="simple" xlink:href="../CSU09-enviar-email.odt" text:style-name="Internet_20_link" text:visited-style-name="Visited_20_Internet_20_Link">CSU09</text:a>, no seu cenário 7.3</text:p>
                </text:list-item>
              </text:list>
            </text:list-item>
            <text:list-item>
              <text:p text:style-name="P15"><text:span text:style-name="T7">Abre janela “</text:span><text:a xlink:type="simple" xlink:href="../prototipos/msg24.html.png" text:style-name="Internet_20_link" text:visited-style-name="Visited_20_Internet_20_Link"><text:span text:style-name="T7">pop-up</text:span></text:a><text:span text:style-name="T7">” com a mensagem “Msg24”;</text:span></text:p>
            </text:list-item>
            <text:list-item>
              <text:p text:style-name="P17">Encerra o caso de uso.</text:p>
              <text:p text:style-name="P17"/>
            </text:list-item>
          </text:list>
        </text:list-item>
        <text:list-item>
          <text:p text:style-name="P6"><text:soft-page-break/>Fluxos Alternativos</text:p>
          <text:p text:style-name="P22"/>
        </text:list-item>
        <text:list-item>
          <text:p text:style-name="P7">Fluxos de Exceção</text:p>
          <text:p text:style-name="P17"/>
        </text:list-item>
        <text:list-item>
          <text:p text:style-name="P6">Pós-condições</text:p>
          <text:p text:style-name="P15">O resultado do processo seletivo foi informado ao cliente ou ao candidato com sucesso.</text:p>
          <text:p text:style-name="P15"/>
        </text:list-item>
        <text:list-item>
          <text:p text:style-name="P6">Regras de Negócio</text:p>
          <text:p text:style-name="P23"/>
        </text:list-item>
        <text:list-item>
          <text:p text:style-name="P6">Histórico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Usuário</text:p>
          </table:table-cell>
          <table:table-cell table:style-name="Table1.D1" office:value-type="string">
            <text:p text:style-name="P4">Descrição</text:p>
          </table:table-cell>
        </table:table-row>
        <table:table-row>
          <table:table-cell table:style-name="Table1.A4" office:value-type="string">
            <text:p text:style-name="P3">19/06/2016</text:p>
          </table:table-cell>
          <table:table-cell table:style-name="Table1.B4" office:value-type="string">
            <text:p text:style-name="P3">1.0</text:p>
          </table:table-cell>
          <table:table-cell table:style-name="Table1.C4" office:value-type="string">
            <text:p text:style-name="P3">Gilmar-fa</text:p>
          </table:table-cell>
          <table:table-cell table:style-name="Table1.D4" office:value-type="string">
            <text:p text:style-name="P3">Criação do documento.</text:p>
          </table:table-cell>
        </table:table-row>
        <table:table-row>
          <table:table-cell table:style-name="Table1.A4" office:value-type="string">
            <text:p text:style-name="P3">21/06/2016</text:p>
          </table:table-cell>
          <table:table-cell table:style-name="Table1.B4" office:value-type="string">
            <text:p text:style-name="P3">1.1</text:p>
          </table:table-cell>
          <table:table-cell table:style-name="Table1.C4" office:value-type="string">
            <text:p text:style-name="P3">Gilmar-fa</text:p>
          </table:table-cell>
          <table:table-cell table:style-name="Table1.D4" office:value-type="string">
            <text:p text:style-name="P3">Atualização do documento.</text:p>
          </table:table-cell>
        </table:table-row>
        <table:table-row>
          <table:table-cell table:style-name="Table1.A4" office:value-type="string">
            <text:p text:style-name="P5">22/06/2016</text:p>
          </table:table-cell>
          <table:table-cell table:style-name="Table1.B4" office:value-type="string">
            <text:p text:style-name="P5">1.2</text:p>
          </table:table-cell>
          <table:table-cell table:style-name="Table1.C4" office:value-type="string">
            <text:p text:style-name="P5">Gilmar-fa</text:p>
          </table:table-cell>
          <table:table-cell table:style-name="Table1.D4" office:value-type="string">
            <text:p text:style-name="P5">Criação de links entre documentos.</text:p>
          </table:table-cell>
        </table:table-row>
      </table:table>
      <text:list xml:id="list223021563711666" text:continue-numbering="true" text:style-name="L1">
        <text:list-header>
          <text:p text:style-name="P23"/>
        </text:list-header>
        <text:list-item>
          <text:p text:style-name="P6">Notas de Implementação</text:p>
          <text:p text:style-name="P23"/>
        </text:list-item>
        <text:list-item>
          <text:p text:style-name="P23">Documentação Auxiliar</text:p>
          <text:list>
            <text:list-item>
              <text:p text:style-name="P24"><text:a xlink:type="simple" xlink:href="../imagens-uml/uc-reportar-resultado.png" text:style-name="Internet_20_link" text:visited-style-name="Visited_20_Internet_20_Link">Diagrama de caso de uso</text:a></text:p>
            </text:list-item>
            <text:list-item>
              <text:p text:style-name="P24"><text:a xlink:type="simple" xlink:href="../imagens-uml/cd-reportar-resultado.png" text:style-name="Internet_20_link" text:visited-style-name="Visited_20_Internet_20_Link">Diagrama de classes</text:a></text:p>
            </text:list-item>
            <text:list-item>
              <text:p text:style-name="P24"><text:a xlink:type="simple" xlink:href="../imagens-uml/de-realizar-inscricao.png" text:style-name="Internet_20_link" text:visited-style-name="Visited_20_Internet_20_Link">Diagrama de</text:a><text:bookmark-start text:name="__DdeLink__480_1186351284"/><text:a xlink:type="simple" xlink:href="../imagens-uml/de-realizar-inscricao.png" text:style-name="Internet_20_link" text:visited-style-name="Visited_20_Internet_20_Link"> transição de estado da Inscrição</text:a><text:bookmark-end text:name="__DdeLink__480_1186351284"/></text:p>
            </text:list-item>
            <text:list-item>
              <text:p text:style-name="P24"><text:a xlink:type="simple" xlink:href="../imagens-uml/de-publicar-vagas.png" text:style-name="Internet_20_link" text:visited-style-name="Visited_20_Internet_20_Link"><text:span text:style-name="T8">Diagrama de </text:span></text:a><text:a xlink:type="simple" xlink:href="../imagens-uml/de-publicar-vagas.png" text:style-name="Internet_20_link" text:visited-style-name="Visited_20_Internet_20_Link">transição de estado do Processo Seletivo.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3T22:30:19.331686619</dc:date>
    <meta:editing-duration>PT6H57M15S</meta:editing-duration>
    <meta:editing-cycles>16</meta:editing-cycles>
    <dc:creator>Gilmar Arantes</dc:creator>
    <meta:document-statistic meta:table-count="1" meta:image-count="0" meta:object-count="0" meta:page-count="2" meta:paragraph-count="58" meta:word-count="431" meta:character-count="2592" meta:non-whitespace-character-count="2253"/>
  </office:meta>
</office:document-meta>
</file>